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" svg:font-family="OpenSymbol"/>
    <style:font-face style:name="arial" svg:font-family="arial, helvetica, sans-serif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text-transform="uppercase" fo:color="#336633" style:font-name="Calibri1" fo:font-size="24pt" fo:font-weight="bold" officeooo:rsid="001db6d0" officeooo:paragraph-rsid="001db6d0" style:font-size-asian="24pt" style:font-weight-asian="bold" style:font-size-complex="24pt" style:font-weight-complex="bold"/>
    </style:style>
    <style:style style:name="P6" style:family="paragraph" style:parent-style-name="Standard">
      <style:text-properties fo:text-transform="uppercase" fo:color="#336633" style:font-name="Calibri1" fo:font-size="24pt" fo:font-weight="normal" officeooo:rsid="001514ac" officeooo:paragraph-rsid="001514ac" style:font-size-asian="24pt" style:font-weight-asian="normal" style:font-size-complex="24pt" style:font-weight-complex="normal"/>
    </style:style>
    <style:style style:name="P7" style:family="paragraph" style:parent-style-name="Standard">
      <style:text-properties fo:text-transform="uppercase" fo:color="#336633" style:font-name="Calibri1" fo:font-size="24pt" fo:font-weight="normal" officeooo:rsid="001514ac" officeooo:paragraph-rsid="00182553" style:font-size-asian="24pt" style:font-weight-asian="normal" style:font-size-complex="24pt" style:font-weight-complex="normal"/>
    </style:style>
    <style:style style:name="P8" style:family="paragraph" style:parent-style-name="Standard">
      <style:text-properties officeooo:paragraph-rsid="0020b80d"/>
    </style:style>
    <style:style style:name="P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20b80d" style:text-blinking="false" fo:background-color="transparent" style:font-size-asian="12pt" style:font-size-complex="12pt"/>
    </style:style>
    <style:style style:name="P10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officeooo:paragraph-rsid="0020b80d" style:font-size-asian="10pt" style:font-size-complex="10pt"/>
    </style:style>
    <style:style style:name="P11" style:family="paragraph" style:parent-style-name="Titulo" style:master-page-name="Standard">
      <style:paragraph-properties style:page-number="auto"/>
    </style:style>
    <style:style style:name="P12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Calibri2" fo:font-size="12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14" style:family="paragraph" style:parent-style-name="Standard" style:list-style-name="L1">
      <style:paragraph-properties style:text-autospace="none"/>
      <style:text-properties style:font-name="Calibri2" fo:font-size="12pt" fo:font-weight="normal" officeooo:paragraph-rsid="001db6d0" style:font-name-asian="DAAAAA+AndikaDesRevE" style:font-size-asian="10.5pt" style:font-weight-asian="normal" style:font-name-complex="DAAAAA+AndikaDesRevE" style:font-size-complex="10.5pt" style:font-weight-complex="normal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Calibri2" fo:font-size="12pt" officeooo:paragraph-rsid="001db6d0" style:font-name-asian="DAAAAA+AndikaDesRevE" style:font-size-asian="10.5pt" style:font-name-complex="DAAAAA+AndikaDesRevE" style:font-size-complex="10.5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Calibri2" fo:font-size="12pt" officeooo:rsid="001db6d0" officeooo:paragraph-rsid="001db6d0" style:font-name-asian="DAAAAA+AndikaDesRevE" style:font-size-asian="10.5pt" style:font-name-complex="DAAAAA+AndikaDesRevE" style:font-size-complex="10.5pt"/>
    </style:style>
    <style:style style:name="P17" style:family="paragraph" style:parent-style-name="Standard" style:list-style-name="L1">
      <style:paragraph-properties style:text-autospace="none"/>
      <style:text-properties style:font-name="Calibri2" fo:font-size="12pt" officeooo:paragraph-rsid="001db6d0" style:font-name-asian="DAAAAA+AndikaDesRevE" style:font-size-asian="10.5pt" style:font-name-complex="DAAAAA+AndikaDesRevE" style:font-size-complex="10.5pt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Calibri2" fo:font-size="12pt" officeooo:rsid="001b3c5b" officeooo:paragraph-rsid="001db6d0" style:font-name-asian="DAAAAA+AndikaDesRevE" style:font-size-asian="10.5pt" style:font-name-complex="DAAAAA+AndikaDesRevE" style:font-size-complex="10.5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20" style:family="paragraph" style:parent-style-name="Text_20_body" style:list-style-name="L1"/>
    <style:style style:name="P21" style:family="paragraph" style:parent-style-name="Text_20_body">
      <style:text-properties officeooo:paragraph-rsid="002aef36"/>
    </style:style>
    <style:style style:name="P22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27d117"/>
    </style:style>
    <style:style style:name="P23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paragraph-rsid="0020b80d" style:font-size-asian="12pt" style:font-size-complex="12pt"/>
    </style:style>
    <style:style style:name="P24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style:font-name="Calibri1" fo:font-size="12pt" officeooo:rsid="00296145" officeooo:paragraph-rsid="00296145" style:font-size-asian="12pt" style:font-size-complex="12pt"/>
    </style:style>
    <style:style style:name="P25" style:family="paragraph" style:parent-style-name="Text_20_body" style:list-style-name="L3">
      <style:paragraph-properties fo:margin-top="0cm" fo:margin-bottom="0cm" loext:contextual-spacing="false"/>
      <style:text-properties officeooo:rsid="001db6d0" officeooo:paragraph-rsid="001db6d0"/>
    </style:style>
    <style:style style:name="P26" style:family="paragraph" style:parent-style-name="Text_20_body">
      <style:paragraph-properties fo:margin-top="0.6cm" fo:margin-bottom="0cm" loext:contextual-spacing="false"/>
      <style:text-properties fo:color="#336633" fo:font-size="14pt" officeooo:paragraph-rsid="0020b80d" style:font-size-asian="14pt" style:font-size-complex="14pt"/>
    </style:style>
    <style:style style:name="P27" style:family="paragraph" style:parent-style-name="Texto_20_independiente_20_31" style:list-style-name="L1">
      <style:paragraph-properties fo:text-align="start" style:justify-single-word="false"/>
      <style:text-properties style:font-name="Calibri2" fo:font-size="12pt" fo:font-weight="normal" officeooo:paragraph-rsid="001db6d0" style:font-size-asian="10.5pt" style:font-weight-asian="normal" style:font-size-complex="10.5pt" style:font-weight-complex="normal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1db6d0"/>
    </style:style>
    <style:style style:name="T4" style:family="text">
      <style:text-properties fo:color="#999966" officeooo:rsid="0024d1e8"/>
    </style:style>
    <style:style style:name="T5" style:family="text">
      <style:text-properties style:font-name="Apple SD Gothic Neo" fo:font-size="9pt" style:font-size-asian="9pt" style:font-size-complex="9pt"/>
    </style:style>
    <style:style style:name="T6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Calibri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80" style:font-name="arial" fo:font-size="10.5pt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officeooo:rsid="001514ac"/>
    </style:style>
    <style:style style:name="T11" style:family="text">
      <style:text-properties officeooo:rsid="001b3c5b"/>
    </style:style>
    <style:style style:name="T12" style:family="text">
      <style:text-properties style:font-name="DejaVu Sans" fo:font-size="10pt" style:font-size-asian="10pt" style:font-size-complex="10pt"/>
    </style:style>
    <style:style style:name="T13" style:family="text">
      <style:text-properties officeooo:rsid="001db6d0"/>
    </style:style>
    <style:style style:name="T14" style:family="text">
      <style:text-properties officeooo:rsid="001f0551"/>
    </style:style>
    <style:style style:name="T15" style:family="text">
      <style:text-properties officeooo:rsid="000e633a"/>
    </style:style>
    <style:style style:name="T16" style:family="text">
      <style:text-properties fo:letter-spacing="-0.014cm" officeooo:rsid="000e633a"/>
    </style:style>
    <style:style style:name="T17" style:family="text">
      <style:text-properties fo:letter-spacing="-0.012cm" officeooo:rsid="000e633a"/>
    </style:style>
    <style:style style:name="T18" style:family="text">
      <style:text-properties officeooo:rsid="000c4f42"/>
    </style:style>
    <style:style style:name="T19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aef36" style:font-weight-asian="bold" style:font-weight-complex="bold"/>
    </style:style>
    <style:style style:name="T22" style:family="text">
      <style:text-properties officeooo:rsid="00296145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font-name="Calibri2" fo:font-size="12pt" officeooo:rsid="00296145"/>
    </style:style>
    <style:style style:name="T25" style:family="text">
      <style:text-properties style:font-name="Calibri2" fo:font-size="12pt" officeooo:rsid="002aef36"/>
    </style:style>
    <style:style style:name="T26" style:family="text">
      <style:text-properties officeooo:rsid="002aef36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5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7.007cm" svg:width="17.009cm" draw:z-index="1">
        <draw:text-box fo:min-height="2.224cm">
          <text:p text:style-name="P2"/>
          <text:p text:style-name="P19">PROGRAMACIÓN</text:p>
          <text:p text:style-name="P2">CFGS DAW</text:p>
        </draw:text-box>
      </draw:frame>
      <text:p text:style-name="P12"/>
      <text:p text:style-name="Standard"/>
      <text:p text:style-name="Standard"/>
      <text:p text:style-name="Standard"><draw:frame draw:style-name="fr3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3"><text:bookmark text:name="docs-internal-guid-e8f5d430-faba-53b2-6d04-e9273ed17255"/></text:p>
      <text:p text:style-name="Standard"/>
      <text:p text:style-name="Standard"/>
      <text:p text:style-name="Standard"/>
      <text:p text:style-name="P4"><text:span text:style-name="T22">UNIDAD 5</text:span></text:p>
      <text:p text:style-name="P5">Bucles en java</text:p>
      <text:p text:style-name="P7">RECOMENDACIONES DE ESTUDIO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P9">Autor<text:span text:style-name="T15">es: Carlos </text:span><text:span text:style-name="T16">Cacho y <text:s/>Raquel </text:span><text:span text:style-name="T17">Torres</text:span></text:p>
      <text:p text:style-name="P9">Revisado por:</text:p>
      <text:p text:style-name="P22"><text:span text:style-name="T6">Lionel <text:s/>Tarazon </text:span><text:span text:style-name="T7">–</text:span><text:span text:style-name="T6"> </text:span><text:a xlink:type="simple" xlink:href="mailto:lionel.tarazon@ceedcv.es" text:style-name="Internet_20_link" text:visited-style-name="Visited_20_Internet_20_Link"><text:span text:style-name="T9">lionel.tarazon@ceedcv.es</text:span></text:a></text:p>
      <text:p text:style-name="P9">F<text:span text:style-name="T18">co.</text:span> Javier Valero – <text:a xlink:type="simple" xlink:href="mailto:franciscojavier.valero@ceedcv.es" text:style-name="Internet_20_link" text:visited-style-name="Visited_20_Internet_20_Link"><text:span text:style-name="T19">franciscojavier.valero@ceedcv.es</text:span></text:a></text:p>
      <text:p text:style-name="P23"/>
      <text:p text:style-name="P24">2019/2020</text:p>
      <text:p text:style-name="P11">UD0<text:span text:style-name="T13">5</text:span>. <text:span text:style-name="T13">Bucles en java</text:span></text:p>
      <text:h text:style-name="Heading_20_1" text:outline-level="1">Conocimientos previos</text:h>
      <text:list xml:id="list3226851940" text:style-name="L1">
        <text:list-item>
          <text:p text:style-name="P20">Resolver problemas construyendo ordinogramas utilizando <text:span text:style-name="T13">bucles</text:span>.</text:p>
        </text:list-item>
        <text:list-item>
          <text:p text:style-name="P27">Compilación y ejecución de un programa JAVA.</text:p>
        </text:list-item>
        <text:list-item>
          <text:p text:style-name="P13">Crear proyectos en Netbeans.</text:p>
        </text:list-item>
        <text:list-item>
          <text:p text:style-name="P15">Compilar y ejecutar programas de Java.</text:p>
        </text:list-item>
        <text:list-item>
          <text:p text:style-name="P15">Tipos y declaración de variables simples.</text:p>
        </text:list-item>
        <text:list-item>
          <text:p text:style-name="P16">Entrada y salida estándar.</text:p>
        </text:list-item>
        <text:list-item>
          <text:p text:style-name="P15">Lectura en Java de cualquier tipo de variable numérica.</text:p>
        </text:list-item>
        <text:list-item>
          <text:p text:style-name="P17">Conversión de variables.</text:p>
        </text:list-item>
        <text:list-item>
          <text:p text:style-name="P14">Escritura de pequeños programas utilizando estructuras alternativas.</text:p>
        </text:list-item>
      </text:list>
      <text:h text:style-name="Heading_20_1" text:outline-level="1">Objetivo<text:span text:style-name="T10">s</text:span></text:h>
      <text:p text:style-name="Text_20_body">Los objetivos de esta <text:span text:style-name="T11">unidad</text:span> son:</text:p>
      <text:list xml:id="list131521654" text:style-name="L2">
        <text:list-item>
          <text:p text:style-name="P18">Realizar programas utilizando estructuras de repetición:</text:p>
          <text:list>
            <text:list-item>
              <text:p text:style-name="P18">Bucle FOR.</text:p>
            </text:list-item>
            <text:list-item>
              <text:p text:style-name="P18">Bucle WHILE.</text:p>
            </text:list-item>
            <text:list-item>
              <text:p text:style-name="P18">Bucle DO-WHILE.</text:p>
            </text:list-item>
          </text:list>
        </text:list-item>
      </text:list>
      <text:h text:style-name="Heading_20_1" text:outline-level="1">Contenidos</text:h>
      <text:list xml:id="list3582642582" text:style-name="L3">
        <text:list-item>
          <text:p text:style-name="P25">Bucle FOR</text:p>
        </text:list-item>
        <text:list-item>
          <text:p text:style-name="P25">Bucle While</text:p>
        </text:list-item>
        <text:list-item>
          <text:p text:style-name="P25"><text:span text:style-name="T14">Bucle</text:span> DO-WHILE</text:p>
        </text:list-item>
      </text:list>
      <text:h text:style-name="Heading_20_1" text:outline-level="1">Ejercicios y t<text:span text:style-name="T22">RABAJO</text:span></text:h>
      <text:p text:style-name="Text_20_body">Es importante leer atentamente l<text:span text:style-name="T26">a </text:span><text:span text:style-name="T21">teoría</text:span> <text:span text:style-name="T22">y es muy recomendable</text:span> que realicéis <text:span text:style-name="T26">todos </text:span>los <text:span text:style-name="T20">ejercicios</text:span>. <text:span text:style-name="T24">Aunque </text:span>son voluntarios y no evaluables, <text:span text:style-name="T22">es la única manera de aprender a programar.</text:span></text:p>
      <text:p text:style-name="P21"><text:span text:style-name="T26">En esta unidad encontraréis el </text:span><text:span text:style-name="T21">primer trabajo evaluable</text:span><text:span text:style-name="T26">. No es obligatorio pero cuenta para nota. Es importante leer y comprender el enunciado antes de hacerlo. En el foro podéis pedir ayuda y plantear dudas sobre </text:span><text:span text:style-name="T25">qué</text:span><text:span text:style-name="T26"> se os pide hacer, no sobre cómo hacerlo.</text:span></text:p>
      <text:p text:style-name="P21"><text:span text:style-name="T26">Una vez entregado, si los consideramos oportuno, nos reservamos el derecho a pediros que vengáis presencialmente para explicarnos el trabajo y verificar la veracidad y autenticidad del mismo.</text:span></text:p>
      <text:p text:style-name="P26">Licencia</text:p>
      <text:p text:style-name="P8"/>
      <text:p text:style-name="P10"><draw:frame draw:style-name="fr2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2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2" draw:name="Imagen2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text:span text:style-name="T20">Reconocimiento – NoComercial – CompartirIgual (by-nc-sa)</text:span><text:span text:style-name="T12">: No se permite un uso comercial de la obra original ni de las posibles obras derivadas, la distribución de las cuales se debe hacer con una licencia igual a la que regula la obra origi</text:span><text:span text:style-name="T23">nal. </text:span><text:span text:style-name="T8">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Calibri" svg:font-family="Calibri, sans-serif"/>
    <style:font-face style:name="DAAAAA+AndikaDesRevE" svg:font-family="DAAAAA+AndikaDesRevE"/>
    <style:font-face style:name="OpenSymbol" svg:font-family="OpenSymbol"/>
    <style:font-face style:name="arial" svg:font-family="arial, helvetica, sans-serif"/>
    <style:font-face style:name="Apple SD Gothic Neo" svg:font-family="'Apple SD Gothic Neo'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6cm" fo:margin-bottom="0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officeooo:rsid="0018c82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Texto_20_independiente_20_31" style:display-name="Texto independiente 31" style:family="paragraph" style:parent-style-name="Standard">
      <style:text-properties style:font-name="Bookman Old Style" fo:font-family="'Bookman Old Style'" style:font-family-generic="roman" style:font-pitch="variable" fo:font-size="20pt" style:font-size-asian="20pt" style:font-size-complex="1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1db6d0"/>
    </style:style>
    <style:style style:name="MT4" style:family="text">
      <style:text-properties fo:color="#999966" officeooo:rsid="0024d1e8"/>
    </style:style>
    <style:style style:name="MT5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0</text:span><text:span text:style-name="MT3">5</text:span><text:span text:style-name="MT2">. </text:span><text:span text:style-name="MT3">Bucles en java</text:span></text:p>
      </style:header>
      <style:footer>
        <text:user-field-decls>
          <text:user-field-decl office:value-type="string" office:string-value="5" text:name="NumeroTema"/>
        </text:user-field-decls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2"><text:user-field-get text:name="NumeroTema">5</text:user-field-get></text:span><text:span text:style-name="MT2">.</text:span><text:span text:style-name="MT2"><text:page-number text:select-page="current">2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5">CGFS. Desarrollo de Aplicaciones WEB<text:tab/><text:tab/>1.</text:span><text:span text:style-name="MT5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44M12S</meta:editing-duration>
    <meta:editing-cycles>21</meta:editing-cycles>
    <meta:generator>LibreOffice/6.3.2.2$Linux_X86_64 LibreOffice_project/30$Build-2</meta:generator>
    <dc:title>Plantilla CEED (1)</dc:title>
    <dc:date>2019-11-08T13:19:30.799302242</dc:date>
    <meta:document-statistic meta:table-count="0" meta:image-count="4" meta:object-count="0" meta:page-count="2" meta:paragraph-count="40" meta:word-count="309" meta:character-count="1983" meta:non-whitespace-character-count="1724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